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P3HandlerChain.getCommandHandlers( String comm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P3HandlerChain.getMessage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Chain.getConnectHandl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P3HandlerChain.addToMap( String commandName , CommandHandler cmd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3HandlerChain.configure( Configuration configuration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15">
            <text:p text:style-name="Table_20_Contents">15</text:p>
          </table:table-cell>
          <table:table-cell office:value-type="float" office:value="94">
            <text:p text:style-name="Table_20_Contents">94</text:p>
          </table:table-cell>
        </table:table-row>
        <table:table-row>
          <table:table-cell office:value-type="string">
            <text:p text:style-name="Table_20_Contents">POP3HandlerChain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